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0272"/>
    </style:style>
    <style:style style:name="P2" style:family="paragraph" style:parent-style-name="Standard">
      <style:text-properties officeooo:paragraph-rsid="000d1bde"/>
    </style:style>
    <style:style style:name="P3" style:family="paragraph" style:parent-style-name="Standard">
      <style:text-properties officeooo:rsid="000d1bde" officeooo:paragraph-rsid="000d1bde"/>
    </style:style>
    <style:style style:name="P4" style:family="paragraph" style:parent-style-name="Standard">
      <style:text-properties officeooo:rsid="000eba7a" officeooo:paragraph-rsid="000eba7a"/>
    </style:style>
    <style:style style:name="P5" style:family="paragraph" style:parent-style-name="Standard">
      <style:text-properties fo:font-weight="bold" officeooo:paragraph-rsid="000d0272" style:font-weight-asian="bold" style:font-weight-complex="bold"/>
    </style:style>
    <style:style style:name="P6" style:family="paragraph" style:parent-style-name="Standard">
      <style:text-properties fo:font-weight="bold" officeooo:rsid="000eba7a" officeooo:paragraph-rsid="000eba7a" style:font-weight-asian="bold" style:font-weight-complex="bold"/>
    </style:style>
    <style:style style:name="P7" style:family="paragraph" style:parent-style-name="Standard">
      <style:text-properties fo:font-weight="normal" officeooo:rsid="000eba7a" officeooo:paragraph-rsid="000eba7a" style:font-weight-asian="normal" style:font-weight-complex="normal"/>
    </style:style>
    <style:style style:name="P8" style:family="paragraph" style:parent-style-name="Standard">
      <style:text-properties fo:font-weight="normal" officeooo:rsid="00106650" officeooo:paragraph-rsid="00106650" style:font-weight-asian="normal" style:font-weight-complex="normal"/>
    </style:style>
    <style:style style:name="T1" style:family="text">
      <style:text-properties officeooo:rsid="000d0272"/>
    </style:style>
    <style:style style:name="T2" style:family="text">
      <style:text-properties officeooo:rsid="000d1bde"/>
    </style:style>
    <style:style style:name="T3" style:family="text">
      <style:text-properties officeooo:rsid="0011a722"/>
    </style:style>
    <style:style style:name="T4" style:family="text">
      <style:text-properties officeooo:rsid="00136502"/>
    </style:style>
    <style:style style:name="T5" style:family="text">
      <style:text-properties officeooo:rsid="0014dc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) In irb and each of the primitives class and instance_of? test the following to see what types of object they are and explain why you get the answers you do:</text:p>
      <text:p text:style-name="P1"/>
      <text:p text:style-name="P1">a. “hello there big boy” <text:span text:style-name="T1">= String</text:span></text:p>
      <text:p text:style-name="P1"/>
      <text:p text:style-name="P1">b. 56 <text:span text:style-name="T1">= Interger</text:span></text:p>
      <text:p text:style-name="P1"/>
      <text:p text:style-name="P1">c. 34.00 <text:span text:style-name="T1">= Float</text:span></text:p>
      <text:p text:style-name="P1"/>
      <text:p text:style-name="P1">d. 0.222222354454365 <text:span text:style-name="T1">= Float</text:span></text:p>
      <text:p text:style-name="P1"/>
      <text:p text:style-name="P1">e. [“a”, “b”, “c”] <text:span text:style-name="T1">= Array</text:span></text:p>
      <text:p text:style-name="P1"/>
      <text:p text:style-name="P1">f. + <text:span text:style-name="T1">= SyntaxError ((irb):10: syntax error, unexpected '.')</text:span></text:p>
      <text:p text:style-name="P1"/>
      <text:p text:style-name="P1">g. PI <text:span text:style-name="T1">= NameError (uninitialized constant PI)</text:span></text:p>
      <text:p text:style-name="P1"/>
      <text:p text:style-name="P1">h. Math::PI <text:span text:style-name="T1">= Float</text:span></text:p>
      <text:p text:style-name="P1"/>
      <text:p text:style-name="P1">i. add <text:span text:style-name="T1">= NameError (undefined local variable or method `add' for main:Object)</text:span></text:p>
      <text:p text:style-name="P1"/>
      <text:p text:style-name="P1">j. hellow <text:span text:style-name="T1">= NameError (undefined local variable or method `hellow' for main:Object)</text:span></text:p>
      <text:p text:style-name="P1"/>
      <text:p text:style-name="P1">k. hello = 8 and then check hello with class <text:span text:style-name="T1">= Interger</text:span></text:p>
      <text:p text:style-name="P1"/>
      <text:p text:style-name="P1">l. “goodbye” <text:span text:style-name="T1">= String</text:span></text:p>
      <text:p text:style-name="P1"/>
      <text:p text:style-name="P1">m. (56 + 45.32) <text:span text:style-name="T1">= Float</text:span></text:p>
      <text:p text:style-name="P1"/>
      <text:p text:style-name="P1">n. (56 + 45) <text:span text:style-name="T1">= Interger</text:span></text:p>
      <text:p text:style-name="P1"/>
      <text:p text:style-name="P1">o. 5.to_s <text:span text:style-name="T1">= String</text:span></text:p>
      <text:p text:style-name="P1"/>
      <text:p text:style-name="P1">p. “5”.to_i <text:span text:style-name="T1">= Interger</text:span> </text:p>
      <text:p text:style-name="P1"/>
      <text:p text:style-name="P1">q. five.to_s <text:span text:style-name="T1">= NameError (undefined local variable or method `five' for main:Object)</text:span></text:p>
      <text:p text:style-name="P1"/>
      <text:p text:style-name="P1"/>
      <text:p text:style-name="P1"/>
      <text:p text:style-name="P5">2) In irb what happens when you evaluate the following. Try to predict it before trying them:</text:p>
      <text:p text:style-name="P1"/>
      <text:p text:style-name="P1">a. “hello there big boy”.include?(“boy”) <text:span text:style-name="T1">= true</text:span></text:p>
      <text:p text:style-name="P1"/>
      <text:p text:style-name="P1">b. “hello there big boy”.include(“ big”) <text:span text:style-name="T2">= Did you mean? Include?</text:span></text:p>
      <text:p text:style-name="P1"/>
      <text:p text:style-name="P1">c. “hello there big boy”.include?(“ ere”) <text:span text:style-name="T2">= true</text:span></text:p>
      <text:p text:style-name="P1"/>
      <text:p text:style-name="P2">d. What happens when you evaluate: [“a”, “b”, “c”] + [“d”] <text:span text:style-name="T2">= [“a”, “b”, “c”,“d”] </text:span></text:p>
      <text:p text:style-name="P1"/>
      <text:p text:style-name="P1">e. What happens when you evaluate: [“a”, “b”, “c”] + “d” <text:s/><text:span text:style-name="T2">= TypeError (no implicit conversion of String into Array)</text:span></text:p>
      <text:p text:style-name="P1"/>
      <text:p text:style-name="P1"><text:soft-page-break/>f. Is there an easy way to capitalise words, so “hello” becomes “Hello” ? <text:span text:style-name="T2">= “hello”.capitalize</text:span></text:p>
      <text:p text:style-name="P1"/>
      <text:p text:style-name="P1">g. In the same vein, make “hello” “HELLO”. <text:span text:style-name="T2">=</text:span> “<text:span text:style-name="T2">hello”.upcase</text:span></text:p>
      <text:p text:style-name="P1"/>
      <text:p text:style-name="P1">h. Write a command to print out your name. <text:span text:style-name="T2">= p(“Miguel”)</text:span></text:p>
      <text:p text:style-name="P1"/>
      <text:p text:style-name="P2">i. Write a method to print out your name. <text:span text:style-name="T2">=</text:span></text:p>
      <text:p text:style-name="P3">def miguel</text:p>
      <text:p text:style-name="P2"><text:tab/><text:span text:style-name="T2">p(“miguel”)</text:span></text:p>
      <text:p text:style-name="P3">end</text:p>
      <text:p text:style-name="P1"/>
      <text:p text:style-name="P1">j. Write a method to print out any name. </text:p>
      <text:p text:style-name="P3">def any(name)</text:p>
      <text:p text:style-name="P3"><text:tab/>p(name)</text:p>
      <text:p text:style-name="P3">end</text:p>
      <text:p text:style-name="P1"/>
      <text:p text:style-name="P1">k. Set up the varibles, maxi, dick and twinko so that they are all assigned numbers but two of them are assigned to the same numbers. Then show with a series of equality tests which ones actually have the same value. </text:p>
      <text:p text:style-name="P3">maxi = 2</text:p>
      <text:p text:style-name="P3">dick = 2</text:p>
      <text:p text:style-name="P3">twinko = 1</text:p>
      <text:p text:style-name="P3"/>
      <text:p text:style-name="P3">maxi == dick <text:s/>=&gt; true</text:p>
      <text:p text:style-name="P3">maxi == twinko <text:s/>=&gt; false</text:p>
      <text:p text:style-name="P3">dick == twinko <text:s/>=&gt; false</text:p>
      <text:p text:style-name="P1"/>
      <text:p text:style-name="P1">l. If you change the variables with the same number to be a Float and Fixnum does it change the results of the equality tests ?</text:p>
      <text:p text:style-name="P4">maxi = 2</text:p>
      <text:p text:style-name="P4">dick = 2.0</text:p>
      <text:p text:style-name="P4">maxi == dick <text:s/>=&gt; true</text:p>
      <text:p text:style-name="P1"/>
      <text:p text:style-name="P1">m. Do a version of these test using strings rather than numbers.</text:p>
      <text:p text:style-name="P4">maxi = “<text:span text:style-name="T4">5</text:span>”</text:p>
      <text:p text:style-name="P4">dick = “<text:span text:style-name="T4">5</text:span>”</text:p>
      <text:p text:style-name="P4">twinko = “<text:span text:style-name="T4">5.0</text:span>”</text:p>
      <text:p text:style-name="P4"/>
      <text:p text:style-name="P4">maxi == dick <text:s/>=&gt; true</text:p>
      <text:p text:style-name="P4">maxi == twinko <text:s/>=&gt; false</text:p>
      <text:p text:style-name="P4">dick == twinko <text:s/>=&gt; false</text:p>
      <text:p text:style-name="P4"/>
      <text:p text:style-name="P4"/>
      <text:p text:style-name="P6">3) What’s a predicate ?</text:p>
      <text:p text:style-name="P8"><text:span text:style-name="T5">I</text:span>t is a function <text:span text:style-name="T5">that</text:span> will only return a boolean <text:span text:style-name="T5">statement</text:span> <text:span text:style-name="T3">with true or false.</text:span></text:p>
      <text:p text:style-name="P6"/>
      <text:p text:style-name="P6">4) Define your own adding method that always adds 5 and 6 together.</text:p>
      <text:p text:style-name="P6"/>
      <text:p text:style-name="P7">def my_add_five_to_six</text:p>
      <text:p text:style-name="P7"><text:tab/>return (5 + 6)</text:p>
      <text:p text:style-name="P7">end</text:p>
      <text:p text:style-name="P7"/>
      <text:p text:style-name="P6"><text:soft-page-break/></text:p>
      <text:p text:style-name="P6">5) Put this defined method in a file and call it using the ruby command outside of irb</text:p>
      <text:p text:style-name="P7"><text:span text:style-name="T5">$- ruby filename </text:span>my_add_five_to_si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8:38:25.863855480</meta:creation-date>
    <dc:date>2019-09-19T14:46:56.079737158</dc:date>
    <meta:editing-duration>PT5M2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61" meta:word-count="490" meta:character-count="2573" meta:non-whitespace-character-count="2129"/>
  </office:meta>
</office:document-meta>
</file>